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Mental and behavioural disorders due to use of alcohol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Schizophrenia, schizotypal and delusional disorders (f20-f29) </text:p>
          </table:table-cell>
        </table:table-row>
        <table:table-row table:style-name="ro1">
          <table:table-cell office:value-type="string" calcext:value-type="string">
            <text:p>f0 and g30</text:p>
          </table:table-cell>
          <table:table-cell office:value-type="string" calcext:value-type="string">
            <text:p>Dementia in Alzheimer’s disease (f0), Alzheimer’s disease (g30)</text:p>
          </table:table-cell>
        </table:table-row>
        <table:table-row table:style-name="ro1">
          <table:table-cell office:value-type="string" calcext:value-type="string">
            <text:p>f4 without f42</text:p>
          </table:table-cell>
          <table:table-cell office:value-type="string" calcext:value-type="string">
            <text:p>Neurotic, stress-related and somatoform disorders (f40-f48; includes e.g. specific phobias, generalized anxiety disorder, and post-traumatic stress disorder), without obsessive-compulsive disorder (f42)</text:p>
          </table:table-cell>
        </table:table-row>
        <table:table-row table:style-name="ro1">
          <table:table-cell office:value-type="string" calcext:value-type="string">
            <text:p>f11-f19</text:p>
          </table:table-cell>
          <table:table-cell office:value-type="string" calcext:value-type="string">
            <text:p>Mental and behavioural disorders due to psychoactive substance use (excluding alcohol use, f10)</text:p>
          </table:table-cell>
        </table:table-row>
        <table:table-row table:style-name="ro1">
          <table:table-cell office:value-type="string" calcext:value-type="string">
            <text:p>f8–f9</text:p>
          </table:table-cell>
          <table:table-cell office:value-type="string" calcext:value-type="string">
            <text:p>Disorders of psychological development (f80-f89), behavioural and emotional disorders with onset usually occurring in childhood and adolescence (f90-f98) and unspecified mental disorder (f99) </text:p>
          </table:table-cell>
        </table:table-row>
        <table:table-row table:style-name="ro1">
          <table:table-cell office:value-type="string" calcext:value-type="string">
            <text:p>f32–f33</text:p>
          </table:table-cell>
          <table:table-cell office:value-type="string" calcext:value-type="string">
            <text:p>Depressive episode (f32), recurrent depressive disorder (f33)</text:p>
          </table:table-cell>
        </table:table-row>
        <table:table-row table:style-name="ro1">
          <table:table-cell office:value-type="string" calcext:value-type="string">
            <text:p>f60–f61</text:p>
          </table:table-cell>
          <table:table-cell office:value-type="string" calcext:value-type="string">
            <text:p>Specific personality disorders (f60; includes e.g. paranoid, schizoid, histrionic, or anxious/avoidant personality disorders), mixed and other personality disorders (f61)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Mental retardation (f70-f79) </text:p>
          </table:table-cell>
        </table:table-row>
        <table:table-row table:style-name="ro1">
          <table:table-cell office:value-type="string" calcext:value-type="string">
            <text:p>f3 without f32 &amp; f33</text:p>
          </table:table-cell>
          <table:table-cell office:value-type="string" calcext:value-type="string">
            <text:p>Mood [affective] disorders (f30-f39) without depressive episode (f32) and recurrent depressive disorder (f33)</text:p>
          </table:table-cell>
        </table:table-row>
        <table:table-row table:style-name="ro1">
          <table:table-cell office:value-type="string" calcext:value-type="string">
            <text:p>f62–f69</text:p>
          </table:table-cell>
          <table:table-cell office:value-type="string" calcext:value-type="string">
            <text:p>Personality and behavioral disorders (includes things such as PTSD, habit and impulse disorders, sexual preference disorders, etc...)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Behavioural syndromes associated with physiological disturbances and physical factors (f50-f59; includes eating disorders, sleep disorders, sexual dysfunction disorders, and others) 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f42</text:p>
          </table:table-cell>
          <table:table-cell office:value-type="string" calcext:value-type="string">
            <text:p>Obsessive-compulsive disorder</text:p>
          </table:table-cell>
        </table:table-row>
      </table:table>
      <table:named-expressions>
        <table:named-range table:name="F50-F59" table:base-cell-address="$Sheet1.$B$12" table:cell-range-address="$Sheet1.$B$1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9">00/00/0000</text:date>, <text:time style:data-style-name="N2" text:time-value="14:36:20.4224978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09T10:30:55.511417962</meta:creation-date>
    <dc:date>2025-01-09T14:45:25.229716168</dc:date>
    <meta:editing-duration>PT2H45M17S</meta:editing-duration>
    <meta:editing-cycles>14</meta:editing-cycles>
    <meta:generator>LibreOffice/6.4.7.2$Linux_X86_64 LibreOffice_project/40$Build-2</meta:generator>
    <meta:document-statistic meta:table-count="1" meta:cell-count="27" meta:object-count="0"/>
  </office:meta>
</office:document-meta>
</file>